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9.9mm" svg:height="104.98mm" svg:x="46.16mm" svg:y="1mm">
            <draw:object draw:notify-on-update-of-ranges="Sheet1.A1:Sheet1.A5 Sheet1.B1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3-12-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9-12-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2-01-20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-01-20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2-01-202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4:14:57.336942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3:36:21.106325726</meta:creation-date>
    <dc:date>2021-01-12T14:21:19.992140921</dc:date>
    <meta:editing-duration>PT15M</meta:editing-duration>
    <meta:editing-cycles>2</meta:editing-cycles>
    <meta:generator>LibreOffice/6.1.5.2$Linux_X86_64 LibreOffice_project/1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91cm" svg:height="10.499cm" xlink:href=".." xlink:type="simple" chart:class="chart:line" chart:style-name="ch1">
        <chart:title svg:x="5.234cm" svg:y="0.72cm" chart:style-name="ch2">
          <text:p>EVOLUCIÓ CASOS ACTIUS COVID-19</text:p>
        </chart:title>
        <chart:subtitle svg:x="9.104cm" svg:y="1.37cm" chart:style-name="ch3">
          <text:p>A XERESA</text:p>
        </chart:subtitle>
        <chart:plot-area chart:style-name="ch4" table:cell-range-address="Sheet1.A1:Sheet1.B5" chart:data-source-has-labels="column" svg:x="1.43cm" svg:y="2.225cm" svg:width="19.142cm" svg:height="7.084cm">
          <chartooo:coordinate-region svg:x="2.277cm" svg:y="2.424cm" svg:width="17.447cm" svg:height="6.238cm"/>
          <chart:axis chart:dimension="x" chart:name="primary-x" chart:style-name="ch5" chartooo:axis-type="auto">
            <chartooo:date-scale/>
            <chart:title svg:x="10.6cm" svg:y="9.518cm" chart:style-name="ch6">
              <text:p>Data</text:p>
            </chart:title>
            <chart:categories table:cell-range-address="Sheet1.A1:Sheet1.A5"/>
          </chart:axis>
          <chart:axis chart:dimension="y" chart:name="primary-y" chart:style-name="ch5">
            <chart:title svg:x="0.451cm" svg:y="7.094cm" chart:style-name="ch7">
              <text:p>Nombre de casos</text:p>
            </chart:title>
            <chart:grid chart:style-name="ch8" chart:class="major"/>
          </chart:axis>
          <chart:series chart:style-name="ch9" chart:values-cell-range-address="Sheet1.B1:Sheet1.B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3-12-2020</text:p>
                <draw:g>
                  <svg:desc>Sheet1.A1:Sheet1.A5</svg:desc>
                </draw:g>
              </table:table-cell>
              <table:table-cell office:value-type="float" office:value="2">
                <text:p>2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9-12-2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2-01-20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-01-2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-01-202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